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8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t 1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h5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h6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h7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h8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Int 64</text:p>
          </table:table-cell>
        </table:table-row>
        <table:table-row table:style-name="ro1"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t 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h5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h6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h7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h8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6">00/00/0000</text:date>, <text:time style:data-style-name="N2" text:time-value="17:42:17.0181090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7:57:47.091357701</meta:creation-date>
    <dc:date>2019-11-16T17:48:28.175757818</dc:date>
    <meta:editing-duration>PT1H3M53S</meta:editing-duration>
    <meta:editing-cycles>4</meta:editing-cycles>
    <meta:generator>LibreOffice/6.0.7.3$Linux_X86_64 LibreOffice_project/00m0$Build-3</meta:generator>
    <meta:document-statistic meta:table-count="1" meta:cell-count="287" meta:object-count="0"/>
  </office:meta>
</office:document-meta>
</file>